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en_gift_correspond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6" office:value-type="string" calcext:value-type="string">
            <text:p>bien_trait_name</text:p>
          </table:table-cell>
          <table:table-cell table:style-name="ce6" office:value-type="string" calcext:value-type="string">
            <text:p>gift_trait_id</text:p>
          </table:table-cell>
          <table:table-cell table:style-name="ce6" office:value-type="string" calcext:value-type="string">
            <text:p>gift_trait_name</text:p>
          </table:table-cell>
          <table:table-cell table:style-name="ce6" office:value-type="string" calcext:value-type="string">
            <text:p>identical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DB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DB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DB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4</text:p>
          </table:table-cell>
          <table:table-cell office:value-type="string" calcext:value-type="string">
            <text:p>DBH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colo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_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it type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1</text:p>
          </table:table-cell>
          <table:table-cell office:value-type="string" calcext:value-type="string">
            <text:p>Inflorescence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2</text:p>
          </table:table-cell>
          <table:table-cell office:value-type="string" calcext:value-type="string">
            <text:p>Inflorescence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1</text:p>
          </table:table-cell>
          <table:table-cell office:value-type="string" calcext:value-type="string">
            <text:p>Leaf_size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Leaf_size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size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4</text:p>
          </table:table-cell>
          <table:table-cell office:value-type="string" calcext:value-type="string">
            <text:p>Leaf_size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LA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LA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SLA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4</text:p>
          </table:table-cell>
          <table:table-cell office:value-type="string" calcext:value-type="string">
            <text:p>SLA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ompoundne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DMC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DMC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LDMC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LDMC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fresh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ife span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4</text:p>
          </table:table-cell>
          <table:table-cell office:value-type="string" calcext:value-type="string">
            <text:p>Leaf_thickness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longest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Lifespan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longest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fruit length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Lifecyc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 longevity in years some values indicate “perennial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 longev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Lifespan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BIEN reports maximum</text:span>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fruit length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lower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lower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ruit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ruit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4</text:p>
          </table:table-cell>
          <table:table-cell office:value-type="string" calcext:value-type="string">
            <text:p>Seed_length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Seed_mass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SSD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SSD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SSD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4</text:p>
          </table:table-cell>
          <table:table-cell office:value-type="string" calcext:value-type="string">
            <text:p>SSD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lumen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number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Dispersal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Dispersal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Epiphy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Epiphyt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Climb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Climb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rasi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Aquatic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Succul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Life_form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Life_form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Growth_form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Growth_form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Plant_height_measur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Reproduction_sexual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Deciduous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</table:table>
      <table:table table:name="metadata" table:style-name="ta1">
        <table:table-column table:style-name="co8" table:default-cell-style-name="ce8"/>
        <table:table-column table:style-name="co7" table:number-columns-repeated="2" table:default-cell-style-name="Default"/>
        <table:table-row table:style-name="ro1">
          <table:table-cell table:style-name="ce6" office:value-type="string" calcext:value-type="string">
            <text:p>col_names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gift_trait_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id as provided in the GIFT database (also called Lvl3)</text:p>
          </table:table-cell>
        </table:table-row>
        <table:table-row table:style-name="ro1">
          <table:table-cell office:value-type="string" calcext:value-type="string">
            <text:p>gift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name field as provided in the GIFT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2:13:30.896932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12T17:03:23.762147571</meta:creation-date>
    <dc:date>2022-07-14T12:13:51.368241644</dc:date>
    <dc:creator>Matthias Grenié</dc:creator>
    <meta:editing-duration>PT1H43M23S</meta:editing-duration>
    <meta:editing-cycles>57</meta:editing-cycles>
    <meta:generator>LibreOffice/7.1.4.2$MacOSX_X86_64 LibreOffice_project/a529a4fab45b75fefc5b6226684193eb000654f6</meta:generator>
    <meta:document-statistic meta:table-count="2" meta:cell-count="621" meta:object-count="0"/>
  </office:meta>
</office:document-meta>
</file>